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fo:font-weight="bold" style:font-weight-asian="bold" fo:language="uk" fo:country="UA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fo:font-weight="bold" style:font-weight-asian="bold" fo:language="uk" fo:country="UA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fo:font-weight="bold" style:font-weight-asian="bold" fo:language="ru" fo:country="RU"/>
    </style:style>
    <style:style style:name="T7" style:parent-style-name="Основнойшрифтабзаца" style:family="text">
      <style:text-properties fo:font-weight="bold" style:font-weight-asian="bold" fo:language="uk" fo:country="UA"/>
    </style:style>
    <style:style style:name="T8" style:parent-style-name="Основнойшрифтабзаца" style:family="text">
      <style:text-properties fo:font-weight="bold" style:font-weight-asian="bold" fo:language="ru" fo:country="RU"/>
    </style:style>
    <style:style style:name="P9" style:parent-style-name="Standard" style:family="paragraph">
      <style:paragraph-properties fo:text-align="center"/>
      <style:text-properties fo:font-weight="bold" style:font-weight-asian="bold" fo:language="ru" fo:country="RU"/>
    </style:style>
    <style:style style:name="P10" style:parent-style-name="Standard" style:family="paragraph">
      <style:paragraph-properties fo:text-align="center"/>
    </style:style>
    <style:style style:name="T11" style:parent-style-name="Основнойшрифтабзаца" style:family="text">
      <style:text-properties fo:font-weight="bold" style:font-weight-asian="bold" fo:language="uk" fo:country="UA"/>
    </style:style>
    <style:style style:name="P12" style:parent-style-name="Standard" style:family="paragraph">
      <style:paragraph-properties fo:text-align="center"/>
    </style:style>
    <style:style style:name="T13" style:parent-style-name="Основнойшрифтабзаца" style:family="text">
      <style:text-properties fo:font-weight="bold" style:font-weight-asian="bold" fo:language="uk" fo:country="UA"/>
    </style:style>
    <style:style style:name="T14" style:parent-style-name="Основнойшрифтабзаца" style:family="text">
      <style:text-properties fo:font-weight="bold" style:font-weight-asian="bold" fo:language="ru" fo:country="RU"/>
    </style:style>
    <style:style style:name="T15" style:parent-style-name="Основнойшрифтабзаца" style:family="text">
      <style:text-properties fo:font-weight="bold" style:font-weight-asian="bold" fo:language="uk" fo:country="UA"/>
    </style:style>
    <style:style style:name="T16" style:parent-style-name="Основнойшрифтабзаца" style:family="text">
      <style:text-properties fo:font-weight="bold" style:font-weight-asian="bold" fo:language="uk" fo:country="UA"/>
    </style:style>
    <style:style style:name="P17" style:parent-style-name="Standard" style:family="paragraph">
      <style:paragraph-properties fo:text-align="center"/>
      <style:text-properties fo:language="uk" fo:country="UA"/>
    </style:style>
    <style:style style:name="P18" style:parent-style-name="Standard" style:family="paragraph">
      <style:paragraph-properties fo:text-align="center"/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text-properties fo:language="ru" fo:country="RU"/>
    </style:style>
    <style:style style:name="P23" style:parent-style-name="Standard" style:family="paragraph">
      <style:text-properties fo:language="uk" fo:country="UA"/>
    </style:style>
    <style:style style:name="P24" style:parent-style-name="Standard" style:family="paragraph">
      <style:text-properties fo:language="uk" fo:country="UA"/>
    </style:style>
    <style:style style:name="P25" style:parent-style-name="Standard" style:family="paragraph">
      <style:paragraph-properties fo:text-align="center"/>
      <style:text-properties fo:language="ru" fo:country="RU"/>
    </style:style>
    <style:style style:name="P26" style:parent-style-name="Standard" style:family="paragraph">
      <style:paragraph-properties fo:text-align="center"/>
      <style:text-properties fo:font-size="10pt" style:font-size-asian="10pt" fo:language="ru" fo:country="RU"/>
    </style:style>
    <style:style style:name="P27" style:parent-style-name="Standard" style:family="paragraph">
      <style:paragraph-properties fo:text-align="center"/>
    </style:style>
    <style:style style:name="T28" style:parent-style-name="Основнойшрифтабзаца" style:family="text">
      <style:text-properties fo:font-weight="bold" style:font-weight-asian="bold" fo:font-size="16pt" style:font-size-asian="16pt" style:font-size-complex="16pt" fo:language="uk" fo:country="UA"/>
    </style:style>
    <style:style style:name="T29" style:parent-style-name="Основнойшрифтабзаца" style:family="text">
      <style:text-properties fo:font-weight="bold" style:font-weight-asian="bold" fo:font-size="16pt" style:font-size-asian="16pt" style:font-size-complex="16pt" fo:language="ru" fo:country="RU"/>
    </style:style>
    <style:style style:name="P30" style:parent-style-name="Standard" style:family="paragraph">
      <style:paragraph-properties fo:text-align="center"/>
    </style:style>
    <style:style style:name="T31" style:parent-style-name="Основнойшрифтабзаца" style:family="text">
      <style:text-properties fo:font-size="16pt" style:font-size-asian="16pt" style:font-size-complex="16pt" fo:language="uk" fo:country="UA"/>
    </style:style>
    <style:style style:name="T32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3" style:parent-style-name="Основнойшрифтабзаца" style:family="text">
      <style:text-properties fo:font-size="16pt" style:font-size-asian="16pt" style:font-size-complex="16pt" fo:language="uk" fo:country="UA"/>
    </style:style>
    <style:style style:name="P34" style:parent-style-name="Standard" style:family="paragraph">
      <style:paragraph-properties fo:text-align="center"/>
    </style:style>
    <style:style style:name="T35" style:parent-style-name="Основнойшрифтабзаца" style:family="text">
      <style:text-properties fo:font-size="16pt" style:font-size-asian="16pt" style:font-size-complex="16pt" fo:language="uk" fo:country="UA"/>
    </style:style>
    <style:style style:name="T36" style:parent-style-name="Основнойшрифтабзаца" style:family="text">
      <style:text-properties fo:font-size="16pt" style:font-size-asian="16pt" style:font-size-complex="16pt" fo:language="uk" fo:country="UA"/>
    </style:style>
    <style:style style:name="T37" style:parent-style-name="Основнойшрифтабзаца" style:family="text">
      <style:text-properties fo:font-size="16pt" style:font-size-asian="16pt" style:font-size-complex="16pt" fo:language="uk" fo:country="UA"/>
    </style:style>
    <style:style style:name="P38" style:parent-style-name="Standard" style:family="paragraph">
      <style:text-properties fo:language="uk" fo:country="UA"/>
    </style:style>
    <style:style style:name="P39" style:parent-style-name="Standard" style:family="paragraph">
      <style:text-properties fo:language="uk" fo:country="UA"/>
    </style:style>
    <style:style style:name="P40" style:parent-style-name="Standard" style:family="paragraph">
      <style:text-properties fo:language="uk" fo:country="UA"/>
    </style:style>
    <style:style style:name="P41" style:parent-style-name="Standard" style:family="paragraph">
      <style:text-properties fo:language="uk" fo:country="UA"/>
    </style:style>
    <style:style style:name="P42" style:parent-style-name="Standard" style:family="paragraph">
      <style:text-properties fo:language="uk" fo:country="UA"/>
    </style:style>
    <style:style style:name="P43" style:parent-style-name="Standard" style:family="paragraph">
      <style:text-properties fo:language="uk" fo:country="UA"/>
    </style:style>
    <style:style style:name="P44" style:parent-style-name="Standard" style:family="paragraph">
      <style:text-properties fo:language="ru" fo:country="RU"/>
    </style:style>
    <style:style style:name="P45" style:parent-style-name="Standard" style:family="paragraph">
      <style:text-properties fo:language="ru" fo:country="RU"/>
    </style:style>
    <style:style style:name="P46" style:parent-style-name="Standard" style:family="paragraph">
      <style:text-properties fo:language="ru" fo:country="RU"/>
    </style:style>
    <style:style style:name="P47" style:parent-style-name="Standard" style:family="paragraph">
      <style:text-properties fo:language="ru" fo:country="RU"/>
    </style:style>
    <style:style style:name="P48" style:parent-style-name="Standard" style:family="paragraph">
      <style:text-properties fo:language="ru" fo:country="RU"/>
    </style:style>
    <style:style style:name="P49" style:parent-style-name="Standard" style:family="paragraph">
      <style:text-properties fo:language="ru" fo:country="RU"/>
    </style:style>
    <style:style style:name="P50" style:parent-style-name="Standard" style:family="paragraph">
      <style:text-properties fo:language="ru" fo:country="RU"/>
    </style:style>
    <style:style style:name="P51" style:parent-style-name="Standard" style:family="paragraph">
      <style:text-properties fo:language="ru" fo:country="RU"/>
    </style:style>
    <style:style style:name="P52" style:parent-style-name="Standard" style:family="paragraph">
      <style:text-properties fo:language="ru" fo:country="RU"/>
    </style:style>
    <style:style style:name="P53" style:parent-style-name="Standard" style:family="paragraph">
      <style:text-properties fo:language="ru" fo:country="RU"/>
    </style:style>
    <style:style style:name="T5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5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5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7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5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9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6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61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P62" style:parent-style-name="Standard" style:family="paragraph">
      <style:text-properties fo:font-size="14pt" style:font-size-asian="14pt" style:font-size-complex="14pt" fo:language="uk" fo:country="UA"/>
    </style:style>
    <style:style style:name="P63" style:parent-style-name="Standard" style:family="paragraph">
      <style:text-properties fo:font-size="14pt" style:font-size-asian="14pt" style:font-size-complex="14pt" fo:language="uk" fo:country="UA"/>
    </style:style>
    <style:style style:name="P64" style:parent-style-name="Standard" style:family="paragraph">
      <style:paragraph-properties fo:text-align="end"/>
    </style:style>
    <style:style style:name="T65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P66" style:parent-style-name="Standard" style:family="paragraph">
      <style:paragraph-properties fo:text-align="end"/>
    </style:style>
    <style:style style:name="T67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P68" style:parent-style-name="Standard" style:family="paragraph">
      <style:paragraph-properties fo:text-align="end"/>
    </style:style>
    <style:style style:name="T69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P70" style:parent-style-name="Standard" style:family="paragraph">
      <style:paragraph-properties fo:text-align="end"/>
      <style:text-properties fo:language="ru" fo:country="RU"/>
    </style:style>
    <style:style style:name="P71" style:parent-style-name="Standard" style:family="paragraph">
      <style:paragraph-properties fo:text-align="end"/>
      <style:text-properties fo:language="ru" fo:country="RU"/>
    </style:style>
    <style:style style:name="P72" style:parent-style-name="Standard" style:family="paragraph">
      <style:paragraph-properties fo:text-align="end"/>
      <style:text-properties fo:language="ru" fo:country="RU"/>
    </style:style>
    <style:style style:name="P73" style:parent-style-name="Standard" style:family="paragraph">
      <style:paragraph-properties fo:text-align="end"/>
      <style:text-properties fo:language="ru" fo:country="RU"/>
    </style:style>
    <style:style style:name="P74" style:parent-style-name="Standard" style:family="paragraph">
      <style:paragraph-properties fo:text-align="end"/>
      <style:text-properties fo:language="ru" fo:country="RU"/>
    </style:style>
    <style:style style:name="P75" style:parent-style-name="Standard" style:family="paragraph">
      <style:paragraph-properties fo:text-align="end"/>
      <style:text-properties fo:language="ru" fo:country="RU"/>
    </style:style>
    <style:style style:name="P76" style:parent-style-name="Standard" style:family="paragraph">
      <style:paragraph-properties fo:text-align="end"/>
      <style:text-properties fo:language="ru" fo:country="RU"/>
    </style:style>
    <style:style style:name="P77" style:parent-style-name="Standard" style:family="paragraph">
      <style:paragraph-properties fo:text-align="center"/>
    </style:style>
    <style:style style:name="T7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T79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80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81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82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P83" style:parent-style-name="Standard" style:family="paragraph">
      <style:text-properties fo:language="ru" fo:country="RU"/>
    </style:style>
    <style:style style:name="P8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85" style:parent-style-name="Standard" style:family="paragraph">
      <style:paragraph-properties fo:text-align="center"/>
      <style:text-properties style:font-name="Calibri" style:font-name-complex="Calibri" fo:font-size="13pt" style:font-size-asian="13pt" fo:language="ru" fo:country="RU"/>
    </style:style>
    <style:style style:name="P86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87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88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89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90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91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92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93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94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95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96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97" style:parent-style-name="Standard" style:family="paragraph">
      <style:text-properties style:font-name="Calibri" style:font-name-complex="Calibri" fo:font-size="10pt" style:font-size-asian="10pt" style:font-size-complex="9pt" fo:language="ru" fo:country="RU"/>
    </style:style>
    <style:style style:name="P98" style:parent-style-name="Standard" style:family="paragraph">
      <style:text-properties style:font-name="Calibri" style:font-name-complex="Calibri" fo:font-size="10pt" style:font-size-asian="10pt" style:font-size-complex="9pt" fo:language="ru" fo:country="RU"/>
    </style:style>
    <style:style style:name="P99" style:parent-style-name="Standard" style:family="paragraph">
      <style:text-properties style:font-name="Calibri" style:font-name-complex="Calibri" fo:font-size="10pt" style:font-size-asian="10pt" style:font-size-complex="9pt" fo:language="ru" fo:country="RU"/>
    </style:style>
    <style:style style:name="P100" style:parent-style-name="Standard" style:family="paragraph">
      <style:text-properties style:font-name="Calibri" style:font-name-complex="Calibri" fo:font-size="10pt" style:font-size-asian="10pt" style:font-size-complex="9pt" fo:language="ru" fo:country="RU"/>
    </style:style>
    <style:style style:name="P101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T102" style:parent-style-name="Основнойшрифтабзаца" style:family="text">
      <style:text-properties style:font-name="Calibri" style:font-name-complex="Calibri" fo:font-size="10pt" style:font-size-asian="10pt" style:font-size-complex="9pt" fo:language="en" fo:country="US"/>
    </style:style>
    <style:style style:name="T103" style:parent-style-name="Основнойшрифтабзаца" style:family="text">
      <style:text-properties style:font-name="Calibri" style:font-name-complex="Calibri" fo:font-size="10pt" style:font-size-asian="10pt" style:font-size-complex="9pt" fo:language="ru" fo:country="RU"/>
    </style:style>
    <style:style style:name="P104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T105" style:parent-style-name="Основнойшрифтабзаца" style:family="text">
      <style:text-properties style:font-name="Calibri" style:font-name-complex="Calibri" fo:font-size="10pt" style:font-size-asian="10pt" style:font-size-complex="9pt" fo:language="en" fo:country="US"/>
    </style:style>
    <style:style style:name="T106" style:parent-style-name="Основнойшрифтабзаца" style:family="text">
      <style:text-properties style:font-name="Calibri" style:font-name-complex="Calibri" fo:font-size="10pt" style:font-size-asian="10pt" style:font-size-complex="9pt" fo:language="ru" fo:country="RU"/>
    </style:style>
    <style:style style:name="P107" style:parent-style-name="Standard" style:family="paragraph">
      <style:text-properties style:font-name="Calibri" style:font-name-complex="Calibri" fo:font-size="10pt" style:font-size-asian="10pt" style:font-size-complex="9pt" fo:language="ru" fo:country="RU"/>
    </style:style>
    <style:style style:name="P108" style:parent-style-name="Standard" style:family="paragraph">
      <style:text-properties style:font-name="Calibri" style:font-name-complex="Calibri" fo:font-size="10pt" style:font-size-asian="10pt" style:font-size-complex="9pt" fo:language="ru" fo:country="RU"/>
    </style:style>
    <style:style style:name="T109" style:parent-style-name="Основнойшрифтабзаца" style:family="text">
      <style:text-properties style:font-name="Calibri" style:font-name-complex="Calibri" fo:font-size="10pt" style:font-size-asian="10pt" style:font-size-complex="9pt" fo:language="ru" fo:country="RU"/>
    </style:style>
    <style:style style:name="T110" style:parent-style-name="Основнойшрифтабзаца" style:family="text">
      <style:text-properties style:font-name="Calibri" style:font-name-complex="Calibri" fo:font-size="10pt" style:font-size-asian="10pt" style:font-size-complex="9pt" fo:language="en" fo:country="US"/>
    </style:style>
    <style:style style:name="P111" style:parent-style-name="Standard" style:family="paragraph">
      <style:text-properties style:font-name="Calibri" style:font-name-complex="Calibri" fo:font-size="10pt" style:font-size-asian="10pt" style:font-size-complex="9pt" fo:language="ru" fo:country="RU"/>
    </style:style>
    <style:style style:name="P112" style:parent-style-name="Standard" style:family="paragraph">
      <style:text-properties style:font-name="Calibri" style:font-name-complex="Calibri" fo:font-size="10pt" style:font-size-asian="10pt" style:font-size-complex="9pt" fo:language="ru" fo:country="RU"/>
    </style:style>
    <style:style style:name="P113" style:parent-style-name="Standard" style:family="paragraph">
      <style:text-properties style:font-name="Calibri" style:font-name-complex="Calibri" fo:font-size="10pt" style:font-size-asian="10pt" style:font-size-complex="9pt" fo:language="ru" fo:country="RU"/>
    </style:style>
    <style:style style:name="P114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15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16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17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18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19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T120" style:parent-style-name="Основнойшрифтабзаца" style:family="text">
      <style:text-properties style:font-name="Calibri" style:font-name-complex="Calibri" fo:font-size="10pt" style:font-size-asian="10pt" style:font-size-complex="9pt" fo:language="en" fo:country="US"/>
    </style:style>
    <style:style style:name="T121" style:parent-style-name="Основнойшрифтабзаца" style:family="text">
      <style:text-properties style:font-name="Calibri" style:font-name-complex="Calibri" fo:font-size="10pt" style:font-size-asian="10pt" style:font-size-complex="9pt" fo:language="ru" fo:country="RU"/>
    </style:style>
    <style:style style:name="P122" style:parent-style-name="Standard" style:family="paragraph">
      <style:text-properties style:font-name="Calibri" style:font-name-complex="Calibri" fo:font-size="10pt" style:font-size-asian="10pt" style:font-size-complex="9pt" fo:language="ru" fo:country="RU"/>
    </style:style>
    <style:style style:name="P123" style:parent-style-name="Standard" style:family="paragraph">
      <style:text-properties style:font-name="Calibri" style:font-name-complex="Calibri" fo:font-size="10pt" style:font-size-asian="10pt" style:font-size-complex="9pt" fo:language="ru" fo:country="RU"/>
    </style:style>
    <style:style style:name="P124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25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26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27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28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29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T130" style:parent-style-name="Основнойшрифтабзаца" style:family="text">
      <style:text-properties style:font-name="Calibri" style:font-name-complex="Calibri" fo:font-size="10pt" style:font-size-asian="10pt" style:font-size-complex="9pt" fo:language="en" fo:country="US"/>
    </style:style>
    <style:style style:name="T131" style:parent-style-name="Основнойшрифтабзаца" style:family="text">
      <style:text-properties style:font-name="Calibri" style:font-name-complex="Calibri" fo:font-size="10pt" style:font-size-asian="10pt" style:font-size-complex="9pt" fo:language="ru" fo:country="RU"/>
    </style:style>
    <style:style style:name="P132" style:parent-style-name="Standard" style:family="paragraph">
      <style:text-properties style:font-name="Calibri" style:font-name-complex="Calibri" fo:font-size="10pt" style:font-size-asian="10pt" style:font-size-complex="9pt" fo:language="ru" fo:country="RU"/>
    </style:style>
    <style:style style:name="P133" style:parent-style-name="Standard" style:family="paragraph">
      <style:text-properties style:font-name="Calibri" style:font-name-complex="Calibri" fo:font-size="10pt" style:font-size-asian="10pt" style:font-size-complex="9pt" fo:language="ru" fo:country="RU"/>
    </style:style>
    <style:style style:name="P134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35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36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37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T138" style:parent-style-name="Основнойшрифтабзаца" style:family="text">
      <style:text-properties style:font-name="Calibri" style:font-name-complex="Calibri" fo:font-size="10pt" style:font-size-asian="10pt" style:font-size-complex="9pt" fo:language="en" fo:country="US"/>
    </style:style>
    <style:style style:name="T139" style:parent-style-name="Основнойшрифтабзаца" style:family="text">
      <style:text-properties style:font-name="Calibri" style:font-name-complex="Calibri" fo:font-size="10pt" style:font-size-asian="10pt" style:font-size-complex="9pt" fo:language="ru" fo:country="RU"/>
    </style:style>
    <style:style style:name="T140" style:parent-style-name="Основнойшрифтабзаца" style:family="text">
      <style:text-properties style:font-name="Calibri" style:font-name-complex="Calibri" fo:font-size="10pt" style:font-size-asian="10pt" style:font-size-complex="9pt" fo:language="ru" fo:country="RU"/>
    </style:style>
    <style:style style:name="T141" style:parent-style-name="Основнойшрифтабзаца" style:family="text">
      <style:text-properties style:font-name="Calibri" style:font-name-complex="Calibri" fo:font-size="10pt" style:font-size-asian="10pt" style:font-size-complex="9pt" fo:language="en" fo:country="US"/>
    </style:style>
    <style:style style:name="P142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43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44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T145" style:parent-style-name="Основнойшрифтабзаца" style:family="text">
      <style:text-properties style:font-name="Calibri" style:font-name-complex="Calibri" fo:font-size="10pt" style:font-size-asian="10pt" style:font-size-complex="9pt" fo:language="en" fo:country="US"/>
    </style:style>
    <style:style style:name="T146" style:parent-style-name="Основнойшрифтабзаца" style:family="text">
      <style:text-properties style:font-name="Calibri" style:font-name-complex="Calibri" fo:font-size="10pt" style:font-size-asian="10pt" style:font-size-complex="9pt" fo:language="ru" fo:country="RU"/>
    </style:style>
    <style:style style:name="P147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48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49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50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51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52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53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54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55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56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57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58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59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60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T161" style:parent-style-name="Основнойшрифтабзаца" style:family="text">
      <style:text-properties style:font-name="Calibri" style:font-name-complex="Calibri" fo:font-size="10pt" style:font-size-asian="10pt" style:font-size-complex="9pt" fo:language="en" fo:country="US"/>
    </style:style>
    <style:style style:name="T162" style:parent-style-name="Основнойшрифтабзаца" style:family="text">
      <style:text-properties style:font-name="Calibri" style:font-name-complex="Calibri" fo:font-size="10pt" style:font-size-asian="10pt" style:font-size-complex="9pt" fo:language="en" fo:country="US"/>
    </style:style>
    <style:style style:name="T163" style:parent-style-name="Основнойшрифтабзаца" style:family="text">
      <style:text-properties style:font-name="Calibri" style:font-name-complex="Calibri" fo:font-size="10pt" style:font-size-asian="10pt" style:font-size-complex="9pt" fo:language="ru" fo:country="RU"/>
    </style:style>
    <style:style style:name="P164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65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66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67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68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69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70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71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72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73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74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75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76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77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T178" style:parent-style-name="Основнойшрифтабзаца" style:family="text">
      <style:text-properties style:font-name="Calibri" style:font-name-complex="Calibri" fo:font-size="10pt" style:font-size-asian="10pt" style:font-size-complex="9pt" fo:language="en" fo:country="US"/>
    </style:style>
    <style:style style:name="T179" style:parent-style-name="Основнойшрифтабзаца" style:family="text">
      <style:text-properties style:font-name="Calibri" style:font-name-complex="Calibri" fo:font-size="10pt" style:font-size-asian="10pt" style:font-size-complex="9pt" fo:language="ru" fo:country="RU"/>
    </style:style>
    <style:style style:name="P180" style:parent-style-name="Standard" style:family="paragraph">
      <style:text-properties style:font-name="Calibri" style:font-name-complex="Calibri" fo:font-size="10pt" style:font-size-asian="10pt" style:font-size-complex="9pt" fo:language="ru" fo:country="RU"/>
    </style:style>
    <style:style style:name="P181" style:parent-style-name="Standard" style:family="paragraph">
      <style:text-properties style:font-name="Calibri" style:font-name-complex="Calibri" fo:font-size="10pt" style:font-size-asian="10pt" style:font-size-complex="9pt" fo:language="ru" fo:country="RU"/>
    </style:style>
    <style:style style:name="P182" style:parent-style-name="Standard" style:family="paragraph">
      <style:text-properties style:font-name="Calibri" style:font-name-complex="Calibri" fo:font-size="10pt" style:font-size-asian="10pt" style:font-size-complex="9pt" fo:language="ru" fo:country="RU"/>
    </style:style>
    <style:style style:name="P183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P184" style:parent-style-name="Standard" style:family="paragraph">
      <style:text-properties style:font-name="Calibri" style:font-name-complex="Calibri" fo:font-size="10pt" style:font-size-asian="10pt" style:font-size-complex="9pt" fo:language="en" fo:country="US"/>
    </style:style>
    <style:style style:name="T185" style:parent-style-name="Основнойшрифтабзаца" style:family="text">
      <style:text-properties style:font-name="Calibri" style:font-name-complex="Calibri" fo:font-size="10pt" style:font-size-asian="10pt" style:font-size-complex="9pt" fo:language="en" fo:country="US"/>
    </style:style>
    <style:style style:name="T186" style:parent-style-name="Основнойшрифтабзаца" style:family="text">
      <style:text-properties style:font-name="Calibri" style:font-name-complex="Calibri" fo:font-size="10pt" style:font-size-asian="10pt" style:font-size-complex="9pt" fo:language="en" fo:country="US"/>
    </style:style>
    <style:style style:name="T187" style:parent-style-name="Основнойшрифтабзаца" style:family="text">
      <style:text-properties style:font-name="Calibri" style:font-name-complex="Calibri" fo:font-size="10pt" style:font-size-asian="10pt" style:font-size-complex="9pt" fo:language="ru" fo:country="RU"/>
    </style:style>
    <style:style style:name="P188" style:parent-style-name="Standard" style:family="paragraph">
      <style:text-properties style:font-name="Calibri" style:font-name-complex="Calibri" fo:font-size="10pt" style:font-size-asian="10pt" style:font-size-complex="9pt" fo:language="ru" fo:country="RU"/>
    </style:style>
    <style:style style:name="P189" style:parent-style-name="Standard" style:family="paragraph">
      <style:text-properties style:font-name="Calibri" style:font-name-complex="Calibri" fo:font-size="10pt" style:font-size-asian="10pt" style:font-size-complex="9pt" fo:language="ru" fo:country="RU"/>
    </style:style>
    <style:style style:name="P190" style:parent-style-name="Standard" style:family="paragraph">
      <style:text-properties style:font-name="Calibri" style:font-name-complex="Calibri" fo:font-size="10pt" style:font-size-asian="10pt" style:font-size-complex="9pt" fo:language="ru" fo:country="RU"/>
    </style:style>
    <style:style style:name="T191" style:parent-style-name="Основнойшрифтабзаца" style:family="text">
      <style:text-properties style:font-name="Calibri" style:font-name-complex="Calibri" fo:font-size="10pt" style:font-size-asian="10pt" style:font-size-complex="9pt" fo:language="ru" fo:country="RU"/>
    </style:style>
  </office:automatic-styles>
  <office:body>
    <office:text text:use-soft-page-breaks="true">
      <text:p text:style-name="P1"><text:span text:style-name="T2">Міністерство освіти і науки України</text:span></text:p>
      <text:p text:style-name="P3"><text:span text:style-name="T4">Національний технічний університет України</text:span></text:p>
      <text:p text:style-name="P5"><text:span text:style-name="T6">“</text:span><text:span text:style-name="T7">Київський політехнічний інститут</text:span><text:span text:style-name="T8">”</text:span></text:p>
      <text:p text:style-name="P9"/>
      <text:p text:style-name="P10"><text:span text:style-name="T11">Факультет прикладної математики</text:span></text:p>
      <text:p text:style-name="P12"><text:span text:style-name="T13">Кафедра спеціалізованих комп</text:span><text:span text:style-name="T14">’</text:span><text:span text:style-name="T15">ютерних<text:s/></text:span><text:span text:style-name="T16">систем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text:span text:style-name="T28">Лабораторна робота №<text:s/></text:span><text:span text:style-name="T29">2</text:span></text:p>
      <text:p text:style-name="P30"><text:span text:style-name="T31">з дисципліни</text:span><text:span text:style-name="T32"><text:s/>«Комп’ютерна графіка</text:span><text:span text:style-name="T33">»</text:span></text:p>
      <text:p text:style-name="P34"><text:span text:style-name="T35">«</text:span><text:span text:style-name="T36">Без’є</text:span><text:span text:style-name="T37">»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Standard"><text:span text:style-name="T54">Виконав</text:span><text:span text:style-name="T55">:</text:span></text:p>
      <text:p text:style-name="Standard"><text:span text:style-name="T56">студент<text:s/></text:span><text:span text:style-name="T57">групи КВ-4</text:span><text:span text:style-name="T58">2</text:span><text:span text:style-name="T59"><text:s text:c="3"/></text:span></text:p>
      <text:p text:style-name="Standard"><text:span text:style-name="T60">C</text:span><text:span text:style-name="T61">авицький Тиомфій</text:span></text:p>
      <text:p text:style-name="P62"/>
      <text:p text:style-name="P63"/>
      <text:p text:style-name="P64"><text:span text:style-name="T65">Перевірив:</text:span></text:p>
      <text:p text:style-name="P66"><text:span text:style-name="T67">Клятченко Я.М.</text:span></text:p>
      <text:p text:style-name="P68"><text:span text:style-name="T69">____________________________________ <text:s text:c="17"/></text:span></text:p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soft-page-break/>
      <text:p text:style-name="P77"><text:span text:style-name="T78">Завдання</text:span></text:p>
      <text:p text:style-name="Standard"><text:span text:style-name="T79">1. Відобразити<text:s/></text:span><text:span text:style-name="T80">без’є за допомогою алгоритму побудови для 4-ох і більше точок.</text:span></text:p>
      <text:p text:style-name="Standard"><text:span text:style-name="T81">2.<text:s/></text:span><text:span text:style-name="T82">Переміщувати, змінювати масштаб, змінювати кут рисунка.</text:span></text:p>
      <text:p text:style-name="P83"/>
      <text:p text:style-name="P84">Текст програми</text:p>
      <text:p text:style-name="P85"/>
      <text:p text:style-name="P86">var canvas = document.getElementById('bezier');</text:p>
      <text:p text:style-name="P87">var ctx = canvas.getContext('2d');</text:p>
      <text:p text:style-name="P88"/>
      <text:p text:style-name="P89">ctx.lineWidth = 0.1;</text:p>
      <text:p text:style-name="P90"/>
      <text:p text:style-name="P91">var arr = new Array();</text:p>
      <text:p text:style-name="P92">arr[0] = new Array(100, 100);</text:p>
      <text:p text:style-name="P93">arr[1] = new Array(120, 420);</text:p>
      <text:p text:style-name="P94">arr[2] = new Array(150, 10);</text:p>
      <text:p text:style-name="P95">arr[3] = new Array(200, 200);</text:p>
      <text:p text:style-name="P96"/>
      <text:p text:style-name="P97">drawLines(getBezierCurve(0.03));</text:p>
      <text:p text:style-name="P98"/>
      <text:p text:style-name="P99"/>
      <text:p text:style-name="P100">// i - номер вершины, n - количество вершин, t - положение кривой (от 0 до 1)</text:p>
      <text:p text:style-name="P101">function getBezierBasis(i, n, t) {</text:p>
      <text:p text:style-name="Standard"><text:span text:style-name="T102"><text:s text:c="4"/>//<text:s/></text:span><text:span text:style-name="T103">Факториал</text:span></text:p>
      <text:p text:style-name="P104"><text:s text:c="4"/>function f(n) {</text:p>
      <text:p text:style-name="Standard"><text:span text:style-name="T105"><text:s text:c="8"/>return (n &lt;= 1) ?<text:s/></text:span><text:span text:style-name="T106">1 : n * f(n - 1);</text:span></text:p>
      <text:p text:style-name="P107"><text:s text:c="4"/>}</text:p>
      <text:p text:style-name="P108"><text:s text:c="4"/>// считаем i-й элемент полинома Берштейна</text:p>
      <text:p text:style-name="Standard"><text:span text:style-name="T109"><text:s text:c="4"/></text:span><text:span text:style-name="T110">return (f(n) / (f(i) * f(n - i))) * Math.pow(t, i) * Math.pow(1 - t, n - i);</text:span></text:p>
      <text:p text:style-name="P111">}</text:p>
      <text:p text:style-name="P112"/>
      <text:p text:style-name="P113">function getBezierCurve(step) {</text:p>
      <text:p text:style-name="P114"><text:s text:c="4"/>if (step === undefined) {</text:p>
      <text:p text:style-name="P115"><text:s text:c="8"/>step = 0.01;</text:p>
      <text:p text:style-name="P116"><text:s text:c="4"/>}</text:p>
      <text:p text:style-name="P117"><text:s text:c="4"/>var res = [];</text:p>
      <text:p text:style-name="P118"><text:s text:c="4"/>step = step / arr.length;</text:p>
      <text:p text:style-name="P119"><text:s text:c="4"/>for (var t = 0.0; t &lt; 1 + step; t += step) {</text:p>
      <text:p text:style-name="Standard"><text:span text:style-name="T120"><text:s text:c="8"/></text:span><text:span text:style-name="T121">if (t &gt; 1) {</text:span></text:p>
      <text:p text:style-name="P122"><text:s text:c="12"/>t = 1;</text:p>
      <text:p text:style-name="P123"><text:s text:c="8"/>}</text:p>
      <text:p text:style-name="P124"><text:s text:c="8"/>var ind = res.length;</text:p>
      <text:p text:style-name="P125"><text:s text:c="8"/>res[ind] = new Array(0, 0);</text:p>
      <text:p text:style-name="P126"><text:s text:c="8"/>for (var i = 0; i &lt; arr.length; i++) {</text:p>
      <text:p text:style-name="P127"><text:s text:c="12"/>var b = getBezierBasis(i, arr.length - 1, t);</text:p>
      <text:p text:style-name="P128"><text:s text:c="12"/>res[ind][0] += arr[i][0] * b;</text:p>
      <text:p text:style-name="P129"><text:s text:c="12"/>res[ind][1] += arr[i][1] * b;</text:p>
      <text:p text:style-name="Standard"><text:span text:style-name="T130"><text:s text:c="8"/></text:span><text:span text:style-name="T131">}</text:span></text:p>
      <text:p text:style-name="P132"><text:s text:c="4"/>}</text:p>
      <text:p text:style-name="P133"><text:s text:c="4"/>return res;</text:p>
      <text:p text:style-name="P134">}</text:p>
      <text:p text:style-name="P135"/>
      <text:p text:style-name="P136">function drawLines(array) {</text:p>
      <text:p text:style-name="P137"><text:tab/>ctx.save();</text:p>
      <text:p text:style-name="Standard"><text:span text:style-name="T138"><text:tab/></text:span><text:span text:style-name="T139">ctx.setTransform(1, 0, 0, 1, 0, 0);</text:span></text:p>
      <text:p text:style-name="Standard"><text:span text:style-name="T140"><text:tab/></text:span><text:span text:style-name="T141">ctx.clearRect(0, 0, canvas.width, canvas.height);</text:span></text:p>
      <text:p text:style-name="P142"><text:tab/>ctx.restore();</text:p>
      <text:p text:style-name="P143"><text:s text:c="4"/>var i = 0;</text:p>
      <text:soft-page-break/>
      <text:p text:style-name="P144"><text:s text:c="4"/>function delayDraw() {</text:p>
      <text:p text:style-name="Standard"><text:span text:style-name="T145"><text:s text:c="8"/></text:span><text:span text:style-name="T146">if (i &gt;= array.length - 1) {</text:span></text:p>
      <text:p text:style-name="P147"><text:s text:c="12"/>return;</text:p>
      <text:p text:style-name="P148"><text:s text:c="8"/>}</text:p>
      <text:p text:style-name="P149"><text:s text:c="8"/>ctx.moveTo(array[i][0], array[i][1]);</text:p>
      <text:p text:style-name="P150"><text:s text:c="8"/>ctx.lineTo(array[i + 1][0], array[i + 1][1]);</text:p>
      <text:p text:style-name="P151"><text:s text:c="8"/>ctx.strokeStyle = '#000000';</text:p>
      <text:p text:style-name="P152"><text:s text:c="8"/>ctx.stroke();</text:p>
      <text:p text:style-name="P153"><text:s text:c="8"/>++i;</text:p>
      <text:p text:style-name="P154"><text:s text:c="8"/>delayDraw();</text:p>
      <text:p text:style-name="P155"><text:s text:c="4"/>}</text:p>
      <text:p text:style-name="P156"><text:s text:c="4"/>delayDraw();</text:p>
      <text:p text:style-name="P157">}</text:p>
      <text:p text:style-name="P158"/>
      <text:p text:style-name="P159">function move(x, y) {</text:p>
      <text:p text:style-name="P160"><text:s text:c="4"/>arr.forEach(function(item, i, arr) {</text:p>
      <text:p text:style-name="Standard"><text:span text:style-name="T161"><text:s text:c="4"/></text:span><text:span text:style-name="T162"><text:tab/></text:span><text:span text:style-name="T163">item[0] += x;</text:span></text:p>
      <text:p text:style-name="P164"><text:s text:c="4"/><text:tab/>item[1] += y;</text:p>
      <text:p text:style-name="P165"><text:s text:c="4"/>});</text:p>
      <text:p text:style-name="P166"><text:s text:c="4"/>drawLines(getBezierCurve(0.03));</text:p>
      <text:p text:style-name="P167">}</text:p>
      <text:p text:style-name="P168"/>
      <text:p text:style-name="P169">function turn(angle) {</text:p>
      <text:p text:style-name="P170"><text:s text:c="4"/>var center = {</text:p>
      <text:p text:style-name="P171"><text:s text:c="4"/><text:tab/>x : Math.abs((arr[0][0] - arr[arr.length - 1][0]) / 2) + arr[0][0],</text:p>
      <text:p text:style-name="P172"><text:s text:c="4"/><text:tab/>y : Math.abs((arr[0][1] - arr[arr.length - 1][1]) / 2) + arr[0][1]</text:p>
      <text:p text:style-name="P173"><text:s text:c="4"/>}</text:p>
      <text:p text:style-name="P174"><text:s text:c="4"/>arr.forEach(function(item, i, arr) {</text:p>
      <text:p text:style-name="P175"><text:s text:c="4"/><text:tab/>var buf = item[0] - center.x;</text:p>
      <text:p text:style-name="P176"><text:s text:c="4"/><text:tab/>item[0] = parseInt((item[0] - center.x) * Math.cos(angle) - (item[1] - center.y) * Math.sin(angle)) + center.x;</text:p>
      <text:p text:style-name="P177"><text:s text:c="4"/><text:tab/>item[1] = parseInt(buf * Math.sin(angle) + (item[1] - center.y) * Math.cos(angle)) + center.y;</text:p>
      <text:p text:style-name="Standard"><text:span text:style-name="T178"><text:s text:c="4"/></text:span><text:span text:style-name="T179">});</text:span></text:p>
      <text:p text:style-name="P180"><text:s text:c="4"/>drawLines(getBezierCurve(0.03));</text:p>
      <text:p text:style-name="P181">}</text:p>
      <text:p text:style-name="P182"/>
      <text:p text:style-name="P183">function scale(k) {</text:p>
      <text:p text:style-name="P184"><text:s text:c="4"/>arr.forEach(function(item, i, arr) {</text:p>
      <text:p text:style-name="Standard"><text:span text:style-name="T185"><text:s text:c="4"/></text:span><text:span text:style-name="T186"><text:tab/></text:span><text:span text:style-name="T187">item[0] *= k;</text:span></text:p>
      <text:p text:style-name="P188"><text:s text:c="4"/><text:tab/>item[1] *= k;</text:p>
      <text:p text:style-name="P189"><text:s text:c="4"/>});</text:p>
      <text:p text:style-name="P190"><text:s text:c="4"/>drawLines(getBezierCurve(0.03));</text:p>
      <text:p text:style-name="Standard"><text:span text:style-name="T191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Тимофей Савицкий</dc:creator>
    <meta:creation-date>2016-10-02T19:57:00Z</meta:creation-date>
    <dc:date>2016-10-29T14:15:00Z</dc:date>
    <meta:print-date>2016-10-02T20:23:00Z</meta:print-date>
    <meta:template xlink:href="Normal.dotm" xlink:type="simple"/>
    <meta:editing-cycles>3</meta:editing-cycles>
    <meta:editing-duration>PT900S</meta:editing-duration>
    <meta:document-statistic meta:page-count="3" meta:paragraph-count="6" meta:word-count="451" meta:character-count="3022" meta:row-count="21" meta:non-whitespace-character-count="2577"/>
  </office:meta>
</office:document-meta>
</file>